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/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ject Kickoff Meeting Invitation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eeting Date </text:p>
          </table:table-cell>
          <table:table-cell table:style-name="Table2.B1" office:value-type="string">
            <text:p text:style-name="P3">2/11/2013</text:p>
          </table:table-cell>
        </table:table-row>
        <table:table-row>
          <table:table-cell table:style-name="Table2.A2" office:value-type="string">
            <text:p text:style-name="P1">Meeting Subject </text:p>
          </table:table-cell>
          <table:table-cell table:style-name="Table2.B2" office:value-type="string">
            <text:p text:style-name="P4">Vbooks Project Kickoff Meeting.</text:p>
          </table:table-cell>
        </table:table-row>
        <table:table-row>
          <table:table-cell table:style-name="Table2.A2" office:value-type="string">
            <text:p text:style-name="P1">Attendees </text:p>
            <text:p text:style-name="P1"/>
          </table:table-cell>
          <table:table-cell table:style-name="Table2.B2" office:value-type="string">
            <text:p text:style-name="Standard">Vijay Reddy, Chandra sekhar reddy, Pavan reddy, Satish Chandra, Sateesh T</text:p>
          </table:table-cell>
        </table:table-row>
        <table:table-row>
          <table:table-cell table:style-name="Table2.A2" office:value-type="string">
            <text:p text:style-name="P1">Absentees </text:p>
          </table:table-cell>
          <table:table-cell table:style-name="Table2.B2" office:value-type="string">
            <text:p text:style-name="Standard">None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atish Chandra.</text:p>
          </table:table-cell>
        </table:table-row>
        <table:table-row>
          <table:table-cell table:style-name="Table2.A2" office:value-type="string">
            <text:p text:style-name="P1">MOM</text:p>
            <text:p text:style-name="P1"/>
            <text:p text:style-name="P1"/>
            <text:p text:style-name="P1"/>
          </table:table-cell>
          <table:table-cell table:style-name="Table2.B2" office:value-type="string">
            <text:list xml:id="list10317712651" text:style-name="L1">
              <text:list-item>
                <text:p text:style-name="P5">Discussion on Project Objectives</text:p>
              </text:list-item>
              <text:list-item>
                <text:p text:style-name="P5">Discussion on Scope</text:p>
              </text:list-item>
              <text:list-item>
                <text:p text:style-name="P5">Discussion on Project Risks</text:p>
              </text:list-item>
              <text:list-item>
                <text:p text:style-name="P5">Discussion on Project <text:s/>Roles &amp; Discussion on Responsibilities Discussion on Information Management Discussion on Reporting</text:p>
              </text:list-item>
              <text:list-item>
                <text:p text:style-name="P5">Discussion on Stakeholders and Planning.</text:p>
              </text:list-item>
            </text:list>
          </table:table-cell>
        </table:table-row>
        <table:table-row>
          <table:table-cell table:style-name="Table2.A2" office:value-type="string">
            <text:p text:style-name="P1">Action Items &amp; owner </text:p>
          </table:table-cell>
          <table:table-cell table:style-name="Table2.B2" office:value-type="string">
            <text:list xml:id="list1049528514" text:style-name="L2">
              <text:list-item>
                <text:p text:style-name="P6">Create Project Initiation Document <text:s/>for the Vbooks Project (<text:span text:style-name="T4">Sateesh T</text:span>).</text:p>
              </text:list-item>
              <text:list-item>
                <text:p text:style-name="P6">Create Project <text:s/>Product Specification Document for the Vbooks Project (<text:span text:style-name="T4">Sateesh T</text:span>).</text:p>
              </text:list-item>
            </text:list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All the <text:s/>invitees have attended the meeting and Vbooks Project has been started formall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57:08</dc:date>
    <dc:creator>jaipal </dc:creator>
    <meta:editing-duration>PT1H19M10S</meta:editing-duration>
    <meta:editing-cycles>88</meta:editing-cycles>
    <meta:document-statistic meta:table-count="1" meta:image-count="1" meta:object-count="0" meta:page-count="1" meta:paragraph-count="24" meta:word-count="117" meta:character-count="803" meta:non-whitespace-character-count="699"/>
  </office:meta>
</office:document-meta>
</file>